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7.698cm" table:align="margins"/>
    </style:style>
    <style:style style:name="Tabla1.A" style:family="table-column">
      <style:table-column-properties style:column-width="4.616cm" style:rel-column-width="10922*"/>
    </style:style>
    <style:style style:name="Tabla1.F" style:family="table-column">
      <style:table-column-properties style:column-width="4.618cm" style:rel-column-width="10925*"/>
    </style:style>
    <style:style style:name="Tabla1.A1" style:family="table-cell">
      <style:table-cell-properties style:vertical-align="middle"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style:vertical-align="middle"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 style:list-style-name="L1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ortes de Pensamientos en las Escuelas de Administración</text:h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table:number-columns-spanned="6" office:value-type="string">
            <text:p text:style-name="P1">Escu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Filosófica &gt;&gt;&gt;&gt;&gt;&gt;&gt;&gt;&gt;&gt;&gt;&gt;&gt;&gt;</text:p>
          </table:table-cell>
          <table:table-cell table:style-name="Tabla1.A2" office:value-type="string">
            <text:p text:style-name="P1">Iglesia Católica &gt;&gt;&gt;&gt;&gt;&gt;&gt;&gt;&gt;</text:p>
          </table:table-cell>
          <table:table-cell table:style-name="Tabla1.A2" office:value-type="string">
            <text:p text:style-name="P1">Organización Militar &gt;&gt;&gt;&gt;&gt;</text:p>
          </table:table-cell>
          <table:table-cell table:style-name="Tabla1.A2" office:value-type="string">
            <text:p text:style-name="P1">Revolución Industrial &gt;&gt;&gt;&gt;&gt;</text:p>
          </table:table-cell>
          <table:table-cell table:style-name="Tabla1.A2" office:value-type="string">
            <text:p text:style-name="P1">Economistas Liberales &gt;&gt;&gt;&gt;</text:p>
          </table:table-cell>
          <table:table-cell table:style-name="Tabla1.F2" office:value-type="string">
            <text:p text:style-name="P1">Pioneros y Emprendedores <text:s text:c="3"/></text:p>
          </table:table-cell>
        </table:table-row>
        <table:table-row>
          <table:table-cell table:style-name="Tabla1.A3" office:value-type="string">
            <text:list xml:id="list1586168882" text:style-name="L1">
              <text:list-item>
                <text:p text:style-name="P3">La administración es una habilidad separada del conocimiento</text:p>
              </text:list-item>
              <text:list-item>
                <text:p text:style-name="P3">Descompone los problemas de la administración en partes que pueden ser analizadas por separadas.</text:p>
              </text:list-item>
              <text:list-item>
                <text:p text:style-name="P3">Define a la administración como pactos (pesimistas u optimistas) dados entre clases o individuos.</text:p>
              </text:list-item>
              <text:list-item>
                <text:p text:style-name="P3">Utiliza las matemáticas para lograr exactitud.</text:p>
              </text:list-item>
            </text:list>
          </table:table-cell>
          <table:table-cell table:style-name="Tabla1.A3" office:value-type="string">
            <text:list xml:id="list563568851" text:continue-numbering="true" text:style-name="L1">
              <text:list-item>
                <text:p text:style-name="P3">Una estructura jerárquica simple la cuya <text:s/>cabeza (El Papa) ejerce poder delegado por una autoridad divina superior.</text:p>
              </text:list-item>
            </text:list>
          </table:table-cell>
          <table:table-cell table:style-name="Tabla1.A3" office:value-type="string">
            <text:list xml:id="list113157648" text:continue-numbering="true" text:style-name="L1">
              <text:list-item>
                <text:p text:style-name="P3">Estructura jerárquica en la cual un subordinado pude tener un único superior.</text:p>
              </text:list-item>
              <text:list-item>
                <text:p text:style-name="P3">Centraliza el mando y descentraliza la ejecución.</text:p>
              </text:list-item>
              <text:list-item>
                <text:p text:style-name="P3">Cada individuo debe saber que se espera de el y que debe hacer.</text:p>
              </text:list-item>
              <text:list-item>
                <text:p text:style-name="P3">Acepta la incertidumbre en las decisiones.</text:p>
              </text:list-item>
              <text:list-item>
                <text:p text:style-name="P3">La ejecución debe ser inteligente por la parte operativa.</text:p>
              </text:list-item>
            </text:list>
          </table:table-cell>
          <table:table-cell table:style-name="Tabla1.A3" office:value-type="string">
            <text:list xml:id="list1396697319" text:continue-numbering="true" text:style-name="L1">
              <text:list-item>
                <text:p text:style-name="P3">Automatización de las tareas.</text:p>
              </text:list-item>
              <text:list-item>
                <text:p text:style-name="P3">Aumento en la calidad de la parte operativa.</text:p>
              </text:list-item>
              <text:list-item>
                <text:p text:style-name="P3">Aplicación del progreso científico a la administración y producción.</text:p>
              </text:list-item>
              <text:list-item>
                <text:p text:style-name="P3">La parte operativa empieza a organizarse (sindicatos)</text:p>
              </text:list-item>
              <text:list-item>
                <text:p text:style-name="P3">La administración pasa a ser un área separada del conocimiento.</text:p>
              </text:list-item>
              <text:list-item>
                <text:p text:style-name="P3">La iglesia determina doctrinas sociales para contrarrestar el conflicto entre capital y trabajo.</text:p>
              </text:list-item>
            </text:list>
          </table:table-cell>
          <table:table-cell table:style-name="Tabla1.A3" office:value-type="string">
            <text:list xml:id="list1955457647" text:continue-numbering="true" text:style-name="L1">
              <text:list-item>
                <text:p text:style-name="P3">La vida económica debe separarse de la influencia estatal.</text:p>
              </text:list-item>
              <text:list-item>
                <text:p text:style-name="P3">El trabajo y la mano de obra esta sujeto a las mismas leyes que rigen para las materias primas.</text:p>
              </text:list-item>
              <text:list-item>
                <text:p text:style-name="P3">EL mercado actúa en forma natural aunque los individuos actúen en provecho propio.</text:p>
              </text:list-item>
              <text:list-item>
                <text:p text:style-name="P3">El origen de la riqueza es la división del trabajo y la especialización de las tareas.</text:p>
              </text:list-item>
              <text:list-item>
                <text:p text:style-name="P3">La planeación es importante en la administración.</text:p>
              </text:list-item>
              <text:list-item>
                <text:p text:style-name="P3">El estado debe intervenir o cuando no existe mercado o cuando no existe libre competencia.</text:p>
              </text:list-item>
              <text:list-item>
                <text:p text:style-name="P3">El capitalismo es un modo de producción transitorio sujeto a crisis,</text:p>
              </text:list-item>
              <text:list-item>
                <text:p text:style-name="P3">Surgen los primeros intentos de racionalización del trabajo.</text:p>
              </text:list-item>
            </text:list>
          </table:table-cell>
          <table:table-cell table:style-name="Tabla1.F3" office:value-type="string">
            <text:list xml:id="list723436367" text:continue-numbering="true" text:style-name="L1">
              <text:list-item>
                <text:p text:style-name="P3">La administración se torna estratégica.</text:p>
              </text:list-item>
              <text:list-item>
                <text:p text:style-name="P3">Manejar toda la cadena de producción no necesariamente lleva al éxito.</text:p>
              </text:list-item>
              <text:list-item>
                <text:p text:style-name="P3">Separo las organizaciones bien administradas.</text:p>
              </text:list-item>
            </text:list>
          </table:table-cell>
        </table:table-row>
      </table:table>
      <text:p text:style-name="Standard"/>
      <text:p text:style-name="P2"><text:user-defined text:name="Autor">Cabral - Gerbaldo - Luna - Pardo - Verasay - 5k4 - Grupo 7 - UTN - FRC</text:user-defined></text:p>
      <text:p text:style-name="P2"><text:date style:data-style-name="N37" text:date-value="2009-04-14T00:29:25" text:fixed="true">14/04/09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uan Cabral</meta:initial-creator>
    <meta:creation-date>2007-07-26T13:02:30</meta:creation-date>
    <dc:language>es-AR</dc:language>
    <meta:editing-cycles>7</meta:editing-cycles>
    <dc:date>2009-04-14T00:30:11</dc:date>
    <meta:editing-duration>PT00H30M17S</meta:editing-duration>
    <dc:subject>Administración Gerencial</dc:subject>
    <dc:title>Aportes de Pensamientos en las Escuelas de Administración</dc:title>
    <meta:document-statistic meta:character-count="2094" meta:image-count="0" meta:object-count="0" meta:page-count="1" meta:paragraph-count="37" meta:table-count="1" meta:word-count="341"/>
    <meta:user-defined meta:name="Autor">Cabral - Gerbaldo - Luna - Pardo - Verasay - 5k4 - Grupo 7 - UTN - FRC</meta:user-defined>
    <meta:user-defined meta:name="Info 2"/>
    <meta:user-defined meta:name="Info 3"/>
    <meta:user-defined meta:name="Info 4"/>
  </office:meta>
</office:document-meta>
</file>